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F00000160D710DD3E.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5" style:family="paragraph" style:parent-style-name="Heading_20_3">
      <style:text-properties officeooo:paragraph-rsid="01b4bafe"/>
    </style:style>
    <style:style style:name="P1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7" style:family="paragraph" style:parent-style-name="Standard">
      <style:text-properties officeooo:paragraph-rsid="01b26919"/>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0"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1"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6"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7" style:family="text">
      <style:text-properties officeooo:rsid="01acf552"/>
    </style:style>
    <style:style style:name="T38" style:family="text">
      <style:text-properties fo:color="#008000" loext:opacity="100%" fo:font-weight="bold"/>
    </style:style>
    <style:style style:name="T39" style:family="text">
      <style:text-properties fo:color="#bbbbbb" loext:opacity="100%"/>
    </style:style>
    <style:style style:name="T40" style:family="text">
      <style:text-properties fo:color="#000000" loext:opacity="100%"/>
    </style:style>
    <style:style style:name="T41" style:family="text">
      <style:text-properties fo:color="#666666" loext:opacity="100%"/>
    </style:style>
    <style:style style:name="T42" style:family="text">
      <style:text-properties fo:color="#ba2121" loext:opacity="100%"/>
    </style:style>
    <style:style style:name="T43" style:family="text">
      <style:text-properties fo:color="#008000" loext:opacity="100%" fo:language="zxx" fo:country="none" fo:font-style="normal" style:text-underline-style="none" fo:font-weight="bold" fo:background-color="transparent" loext:char-shading-value="0"/>
    </style:style>
    <style:style style:name="T44" style:family="text">
      <style:text-properties fo:color="#bbbbbb" loext:opacity="100%" fo:language="zxx" fo:country="none" fo:font-style="normal" style:text-underline-style="none" fo:font-weight="normal" fo:background-color="transparent" loext:char-shading-value="0"/>
    </style:style>
    <style:style style:name="T45" style:family="text">
      <style:text-properties fo:color="#000000" loext:opacity="100%" fo:language="zxx" fo:country="none" fo:font-style="normal" style:text-underline-style="none" fo:font-weight="normal" fo:background-color="transparent" loext:char-shading-value="0"/>
    </style:style>
    <style:style style:name="T46" style:family="text">
      <style:text-properties fo:color="#666666" loext:opacity="100%" fo:language="zxx" fo:country="none" fo:font-style="normal" style:text-underline-style="none" fo:font-weight="normal" fo:background-color="transparent" loext:char-shading-value="0"/>
    </style:style>
    <style:style style:name="T47" style:family="text">
      <style:text-properties fo:color="#ba2121" loext:opacity="100%" fo:language="zxx" fo:country="none" fo:font-style="normal" style:text-underline-style="none" fo:font-weight="normal" fo:background-color="transparent" loext:char-shading-value="0"/>
    </style:style>
    <style:style style:name="T48"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49"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0"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1" style:family="text">
      <style:text-properties fo:color="#008000" loext:opacity="100%" style:text-position="0% 100%" style:font-name="Ubuntu Nerd Font2"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2" style:family="text">
      <style:text-properties fo:color="#bbbbbb"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000000"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666666"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19177c"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008000" loext:opacity="100%" style:text-position="0% 100%" style:font-name="Ubuntu Nerd Font2"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bbbbbb"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000000"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officeooo:rsid="01b6147d"/>
    </style:style>
    <style:style style:name="T60"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 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3"><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h text:style-name="Heading_20_3" text:outline-level="3"><text:span text:style-name="markedcontent"><text:span text:style-name="T29">c. </text:span></text:span><text:span text:style-name="markedcontent"><text:span text:style-name="T22">Find the highest salary of any instru</text:span></text:span><text:span text:style-name="markedcontent"><text:span text:style-name="T29">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4"><text:span text:style-name="markedcontent"><text:span text:style-name="T30">select</text:span></text:span><text:span text:style-name="markedcontent"><text:span text:style-name="T31"> </text:span></text:span><text:span text:style-name="markedcontent"><text:span text:style-name="T32">ID,</text:span></text:span><text:span text:style-name="markedcontent"><text:span text:style-name="T31"> </text:span></text:span><text:span text:style-name="markedcontent"><text:span text:style-name="T32">name</text:span></text:span></text:p>
      <text:p text:style-name="P14"><text:span text:style-name="markedcontent"><text:span text:style-name="T30">from</text:span></text:span><text:span text:style-name="markedcontent"><text:span text:style-name="T31"> </text:span></text:span><text:span text:style-name="markedcontent"><text:span text:style-name="T32">instructor</text:span></text:span></text:p>
      <text:p text:style-name="P14"><text:span text:style-name="markedcontent"><text:span text:style-name="T30">where</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2">(</text:span></text:span></text:p>
      <text:p text:style-name="P14"><text:span text:style-name="markedcontent"><text:span text:style-name="T31"><text:tab/></text:span></text:span><text:span text:style-name="markedcontent"><text:span text:style-name="T30">select</text:span></text:span><text:span text:style-name="markedcontent"><text:span text:style-name="T31"> </text:span></text:span><text:span text:style-name="markedcontent"><text:span text:style-name="T32">salary</text:span></text:span></text:p>
      <text:p text:style-name="P14"><text:span text:style-name="markedcontent"><text:span text:style-name="T31"><text:tab/></text:span></text:span><text:span text:style-name="markedcontent"><text:span text:style-name="T30">from</text:span></text:span><text:span text:style-name="markedcontent"><text:span text:style-name="T31"> </text:span></text:span><text:span text:style-name="markedcontent"><text:span text:style-name="T32">instructor</text:span></text:span></text:p>
      <text:p text:style-name="P14"><text:span text:style-name="markedcontent"><text:span text:style-name="T31"><text:tab/></text:span></text:span><text:span text:style-name="markedcontent"><text:span text:style-name="T30">order</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0">desc</text:span></text:span></text:p>
      <text:p text:style-name="P14"><text:span text:style-name="markedcontent"><text:span text:style-name="T31"><text:tab/></text:span></text:span><text:span text:style-name="markedcontent"><text:span text:style-name="T30">limit</text:span></text:span><text:span text:style-name="markedcontent"><text:span text:style-name="T31"> </text:span></text:span><text:span text:style-name="markedcontent"><text:span text:style-name="T33">1</text:span></text:span></text:p>
      <text:p text:style-name="P14"><text:span text:style-name="markedcontent"><text:span text:style-name="T32">);</text:span></text:span></text:p>
      <text:h text:style-name="Heading_20_3" text:outline-level="3"><text:span text:style-name="markedcontent">e. Find the enrollment of each section that was offered in Fall 2017.</text:span></text:h>
      <text:p text:style-name="P14"><text:span text:style-name="markedcontent"><text:span text:style-name="T30">select</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span text:style-name="markedcontent"><text:span text:style-name="T31"> </text:span></text:span><text:span text:style-name="markedcontent"><text:span text:style-name="T30">count</text:span></text:span><text:span text:style-name="markedcontent"><text:span text:style-name="T32">(</text:span></text:span><text:span text:style-name="markedcontent"><text:span text:style-name="T33">*</text:span></text:span><text:span text:style-name="markedcontent"><text:span text:style-name="T32">)</text:span></text:span></text:p>
      <text:p text:style-name="P14"><text:span text:style-name="markedcontent"><text:span text:style-name="T30">from</text:span></text:span><text:span text:style-name="markedcontent"><text:span text:style-name="T31"> </text:span></text:span><text:span text:style-name="markedcontent"><text:span text:style-name="T32">takes</text:span></text:span></text:p>
      <text:p text:style-name="P14"><text:span text:style-name="markedcontent"><text:span text:style-name="T30">where</text:span></text:span><text:span text:style-name="markedcontent"><text:span text:style-name="T31"> </text:span></text:span><text:span text:style-name="markedcontent"><text:span text:style-name="T30">yea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3">2017</text:span></text:span><text:span text:style-name="markedcontent"><text:span text:style-name="T31"> </text:span></text:span><text:span text:style-name="markedcontent"><text:span text:style-name="T30">and</text:span></text:span><text:span text:style-name="markedcontent"><text:span text:style-name="T31"> </text:span></text:span></text:p>
      <text:p text:style-name="P14"><text:span text:style-name="markedcontent"><text:span text:style-name="T32">semeste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4">"Fall"</text:span></text:span></text:p>
      <text:p text:style-name="P14"><text:span text:style-name="markedcontent"><text:span text:style-name="T30">group</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p>
      <text:h text:style-name="P15" text:outline-level="3"><text:span text:style-name="markedcontent"><text:span text:style-name="T35">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oft-page-break/><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h text:style-name="Heading_20_3" text:outline-level="3"><text:span text:style-name="markedcontent"><text:span text:style-name="T36">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7">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7">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6"><text:span text:style-name="T38">select</text:span><text:span text:style-name="T39"> </text:span><text:span text:style-name="T38">sum</text:span><text:span text:style-name="T40">(credits</text:span><text:span text:style-name="T39"> </text:span><text:span text:style-name="T41">*</text:span><text:span text:style-name="T39"> </text:span><text:span text:style-name="T40">points)</text:span></text:p>
      <text:p text:style-name="P16"><text:span text:style-name="T38">from</text:span><text:span text:style-name="T39"> </text:span><text:span text:style-name="T40">takes,</text:span><text:span text:style-name="T39"> </text:span><text:span text:style-name="T40">course,</text:span><text:span text:style-name="T39"> </text:span><text:span text:style-name="T40">grade_points</text:span></text:p>
      <text:p text:style-name="P16"><text:span text:style-name="T38">where</text:span><text:span text:style-name="T39"> </text:span><text:span text:style-name="T40">takes.grade</text:span><text:span text:style-name="T39"> </text:span><text:span text:style-name="T41">=</text:span><text:span text:style-name="T39"> </text:span><text:span text:style-name="T40">grade_points.grade</text:span></text:p>
      <text:p text:style-name="P16"><text:span text:style-name="T38">and</text:span><text:span text:style-name="T39"> </text:span><text:span text:style-name="T40">takes.course_id</text:span><text:span text:style-name="T39"> </text:span><text:span text:style-name="T41">=</text:span><text:span text:style-name="T39"> </text:span><text:span text:style-name="T40">course.course_id</text:span></text:p>
      <text:p text:style-name="P16"><text:span text:style-name="T38">and</text:span><text:span text:style-name="T39"> </text:span><text:span text:style-name="T40">ID</text:span><text:span text:style-name="T39"> </text:span><text:span text:style-name="T41">=</text:span><text:span text:style-name="T39"> </text:span><text:span text:style-name="T42">'12345'</text:span><text:span text:style-name="T40">;</text:span></text:p>
      <text:p text:style-name="Standard"><text:span text:style-name="markedcontent"/></text:p>
      <text:h text:style-name="Heading_20_3" text:outline-level="3"><text:span text:style-name="markedcontent">b. Find the grade point average (GPA) for the above student, that is, the total grade points divided by the total credits for the associated courses.</text:span></text:h>
      <text:p text:style-name="P13"><text:span text:style-name="markedcontent"><text:span text:style-name="T43">select</text:span></text:span><text:span text:style-name="T44"/></text:p>
      <text:p text:style-name="P13"><text:span text:style-name="markedcontent"><text:span text:style-name="T44"><text:s/></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points)</text:span></text:span><text:span text:style-name="markedcontent"><text:span text:style-name="T46">/</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3">as</text:span></text:span><text:span text:style-name="markedcontent"><text:span text:style-name="T44"> </text:span></text:span><text:span text:style-name="markedcontent"><text:span text:style-name="T45">GPA</text:span></text:span></text:p>
      <text:p text:style-name="P13"><text:span text:style-name="markedcontent"><text:span text:style-name="T43">from</text:span></text:span><text:span text:style-name="T44"/></text:p>
      <text:p text:style-name="P13"><text:span text:style-name="markedcontent"><text:span text:style-name="T44"><text:s/></text:span></text:span><text:span text:style-name="markedcontent"><text:span text:style-name="T45">takes,</text:span></text:span><text:span text:style-name="markedcontent"><text:span text:style-name="T44"> </text:span></text:span><text:span text:style-name="markedcontent"><text:span text:style-name="T45">course,</text:span></text:span><text:span text:style-name="markedcontent"><text:span text:style-name="T44"> </text:span></text:span><text:span text:style-name="markedcontent"><text:span text:style-name="T45">grade_points</text:span></text:span></text:p>
      <text:p text:style-name="P13"><text:span text:style-name="markedcontent"><text:span text:style-name="T43">where</text:span></text:span><text:span text:style-name="T44"/></text:p>
      <text:p text:style-name="P13"><text:soft-page-break/><text:span text:style-name="markedcontent"><text:span text:style-name="T44"><text:s/></text:span></text:span><text:span text:style-name="markedcontent"><text:span text:style-name="T45">takes.grade</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grade_points.grade</text:span></text:span></text:p>
      <text:p text:style-name="P13"><text:span text:style-name="markedcontent"><text:span text:style-name="T43">and</text:span></text:span><text:span text:style-name="markedcontent"><text:span text:style-name="T44"> </text:span></text:span><text:span text:style-name="markedcontent"><text:span text:style-name="T45">takes.course_id</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course.course_id</text:span></text:span></text:p>
      <text:p text:style-name="P13"><text:span text:style-name="markedcontent"><text:span text:style-name="T43">and</text:span></text:span><text:span text:style-name="markedcontent"><text:span text:style-name="T44"> </text:span></text:span><text:span text:style-name="markedcontent"><text:span text:style-name="T45">ID</text:span></text:span><text:span text:style-name="markedcontent"><text:span text:style-name="T46">=</text:span></text:span><text:span text:style-name="markedcontent"><text:span text:style-name="T44"> </text:span></text:span><text:span text:style-name="markedcontent"><text:span text:style-name="T47">'12345'</text:span></text:span><text:span text:style-name="markedcontent"><text:span text:style-name="T45">;</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3">select</text:span></text:span><text:span text:style-name="T44"/></text:p>
      <text:p text:style-name="P13"><text:span text:style-name="markedcontent"><text:span text:style-name="T44"><text:s/></text:span></text:span><text:span text:style-name="markedcontent"><text:span text:style-name="T45">ID,</text:span></text:span><text:span text:style-name="markedcontent"><text:span text:style-name="T44"> </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points)</text:span></text:span><text:span text:style-name="markedcontent"><text:span text:style-name="T46">/</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3">as</text:span></text:span><text:span text:style-name="markedcontent"><text:span text:style-name="T44"> </text:span></text:span><text:span text:style-name="markedcontent"><text:span text:style-name="T45">GPA</text:span></text:span></text:p>
      <text:p text:style-name="P13"><text:span text:style-name="markedcontent"><text:span text:style-name="T43">from</text:span></text:span><text:span text:style-name="T44"/></text:p>
      <text:p text:style-name="P13"><text:span text:style-name="markedcontent"><text:span text:style-name="T44"><text:s/></text:span></text:span><text:span text:style-name="markedcontent"><text:span text:style-name="T45">takes,</text:span></text:span><text:span text:style-name="markedcontent"><text:span text:style-name="T44"> </text:span></text:span><text:span text:style-name="markedcontent"><text:span text:style-name="T45">ourse,</text:span></text:span><text:span text:style-name="markedcontent"><text:span text:style-name="T44"> </text:span></text:span><text:span text:style-name="markedcontent"><text:span text:style-name="T45">grade_points</text:span></text:span></text:p>
      <text:p text:style-name="P13"><text:span text:style-name="markedcontent"><text:span text:style-name="T43">where</text:span></text:span><text:span text:style-name="T44"/></text:p>
      <text:p text:style-name="P13"><text:span text:style-name="markedcontent"><text:span text:style-name="T44"><text:s/></text:span></text:span><text:span text:style-name="markedcontent"><text:span text:style-name="T45">takes.grade</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grade_points.grade</text:span></text:span></text:p>
      <text:p text:style-name="P13"><text:span text:style-name="markedcontent"><text:span text:style-name="T43">and</text:span></text:span><text:span text:style-name="markedcontent"><text:span text:style-name="T44"> </text:span></text:span><text:span text:style-name="markedcontent"><text:span text:style-name="T45">takes.course_id</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course.course_id</text:span></text:span></text:p>
      <text:p text:style-name="P13"><text:span text:style-name="markedcontent"><text:span text:style-name="T43">group</text:span></text:span><text:span text:style-name="markedcontent"><text:span text:style-name="T44"> </text:span></text:span><text:span text:style-name="markedcontent"><text:span text:style-name="T43">by</text:span></text:span><text:span text:style-name="markedcontent"><text:span text:style-name="T44"> </text:span></text:span><text:span text:style-name="markedcontent"><text:span text:style-name="T45">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7"><text:span text:style-name="markedcontent"><text:span text:style-name="T48">Above solutions won’t work if the answer is null. To fix it, we can use join operations or union operation with </text:span></text:span><text:span text:style-name="markedcontent"><text:span text:style-name="T49">null</text:span></text:span><text:span text:style-name="markedcontent"><text:span text:style-name="T48"> filtering.</text:span></text:span></text:p>
      <text:p text:style-name="P17"><text:span text:style-name="markedcontent"><text:span text:style-name="T48"/></text:span></text:p>
      <text:list text:continue-numbering="true" text:style-name="Numbering_20_123">
        <text:list-item>
          <text:h text:style-name="Heading_20_2" text:outline-level="2"><text:span text:style-name="markedcontent"><text:span text:style-name="T48">Write the following inserts, deletes, or updates in SQL, using the university s</text:span></text:span><text:span text:style-name="markedcontent"><text:span text:style-name="T50">c</text:span></text:span><text:span text:style-name="markedcontent"><text:span text:style-name="T48">hema.</text:span></text:span></text:h>
        </text:list-item>
      </text:list>
      <text:h text:style-name="Heading_20_3" text:outline-level="3"><text:span text:style-name="markedcontent"><text:span text:style-name="T50">a. </text:span></text:span><text:span text:style-name="markedcontent"><text:span text:style-name="T48">In</text:span></text:span><text:span text:style-name="markedcontent"><text:span text:style-name="T50">c</text:span></text:span><text:span text:style-name="markedcontent"><text:span text:style-name="T48">rease the salary of ea</text:span></text:span><text:span text:style-name="markedcontent"><text:span text:style-name="T50">c</text:span></text:span><text:span text:style-name="markedcontent"><text:span text:style-name="T48">h instru</text:span></text:span><text:span text:style-name="markedcontent"><text:span text:style-name="T50">c</text:span></text:span><text:span text:style-name="markedcontent"><text:span text:style-name="T48">tor in the Comp. S</text:span></text:span><text:span text:style-name="markedcontent"><text:span text:style-name="T50">c</text:span></text:span><text:span text:style-name="markedcontent"><text:span text:style-name="T48">i. department by 10%.</text:span></text:span></text:h>
      <text:p text:style-name="P13"><text:span text:style-name="markedcontent"><text:span text:style-name="T51">update</text:span></text:span><text:span text:style-name="markedcontent"><text:span text:style-name="T52"> </text:span></text:span><text:span text:style-name="markedcontent"><text:span text:style-name="T53">instructor</text:span></text:span></text:p>
      <text:p text:style-name="P13"><text:span text:style-name="markedcontent"><text:span text:style-name="T51">set</text:span></text:span><text:span text:style-name="markedcontent"><text:span text:style-name="T52"> </text:span></text:span><text:span text:style-name="markedcontent"><text:span text:style-name="T53">salary</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3">salary</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4">1</text:span></text:span></text:p>
      <text:p text:style-name="P13"><text:span text:style-name="markedcontent"><text:span text:style-name="T51">where</text:span></text:span><text:span text:style-name="markedcontent"><text:span text:style-name="T52"> </text:span></text:span><text:span text:style-name="markedcontent"><text:span text:style-name="T53">dept_name</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5">"Comp. Sci."</text:span></text:span><text:span text:style-name="markedcontent"><text:span text:style-name="T53">;</text:span></text:span></text:p>
      <text:p text:style-name="P13"><text:span text:style-name="markedcontent"><text:span text:style-name="T53"/></text:span></text:p>
      <text:h text:style-name="Heading_20_3" text:outline-level="3"><text:span text:style-name="markedcontent"><text:span text:style-name="T48">b. Delete all </text:span></text:span><text:span text:style-name="markedcontent"><text:span text:style-name="T50">c</text:span></text:span><text:span text:style-name="markedcontent"><text:span text:style-name="T48">ourses that have never been o</text:span></text:span><text:span text:style-name="markedcontent"><text:span text:style-name="T50">ff</text:span></text:span><text:span text:style-name="markedcontent"><text:span text:style-name="T48">ered (i.e., do not o</text:span></text:span><text:span text:style-name="markedcontent"><text:span text:style-name="T50">cc</text:span></text:span><text:span text:style-name="markedcontent"><text:span text:style-name="T48">ur in the se</text:span></text:span><text:span text:style-name="markedcontent"><text:span text:style-name="T50">c</text:span></text:span><text:span text:style-name="markedcontent"><text:span text:style-name="T48">tion relation).</text:span></text:span></text:h>
      <text:p text:style-name="P13"><text:span text:style-name="markedcontent"><text:span text:style-name="T56">delete</text:span></text:span><text:span text:style-name="markedcontent"><text:span text:style-name="T57"> </text:span></text:span><text:span text:style-name="markedcontent"><text:span text:style-name="T56">from</text:span></text:span><text:span text:style-name="markedcontent"><text:span text:style-name="T57"> </text:span></text:span><text:span text:style-name="markedcontent"><text:span text:style-name="T58">course</text:span></text:span></text:p>
      <text:p text:style-name="P13"><text:span text:style-name="markedcontent"><text:span text:style-name="T56">where</text:span></text:span><text:span text:style-name="markedcontent"><text:span text:style-name="T57"> </text:span></text:span><text:span text:style-name="markedcontent"><text:span text:style-name="T58">course_id</text:span></text:span><text:span text:style-name="markedcontent"><text:span text:style-name="T57"> </text:span></text:span><text:span text:style-name="markedcontent"><text:span text:style-name="T56">not</text:span></text:span><text:span text:style-name="markedcontent"><text:span text:style-name="T57"> </text:span></text:span><text:span text:style-name="markedcontent"><text:span text:style-name="T56">in</text:span></text:span><text:span text:style-name="markedcontent"><text:span text:style-name="T57"> </text:span></text:span><text:span text:style-name="markedcontent"><text:span text:style-name="T58">(</text:span></text:span></text:p>
      <text:p text:style-name="P13"><text:span text:style-name="markedcontent"><text:span text:style-name="T57"><text:tab/></text:span></text:span><text:span text:style-name="markedcontent"><text:span text:style-name="T56">select</text:span></text:span><text:span text:style-name="markedcontent"><text:span text:style-name="T57"> </text:span></text:span><text:span text:style-name="markedcontent"><text:span text:style-name="T58">course_id</text:span></text:span><text:span text:style-name="markedcontent"><text:span text:style-name="T57"> </text:span></text:span><text:span text:style-name="markedcontent"><text:span text:style-name="T56">from</text:span></text:span><text:span text:style-name="markedcontent"><text:span text:style-name="T57"> </text:span></text:span><text:span text:style-name="markedcontent"><text:span text:style-name="T58">section</text:span></text:span></text:p>
      <text:p text:style-name="P13"><text:span text:style-name="markedcontent"><text:span text:style-name="T58">);</text:span></text:span></text:p>
      <text:p text:style-name="Standard"><text:span text:style-name="markedcontent"><text:span text:style-name="T50"/></text:span></text:p>
      <text:p text:style-name="P13"><text:span text:style-name="markedcontent"><text:span text:style-name="T56">c</text:span></text:span><text:span text:style-name="markedcontent"><text:span text:style-name="T58">.</text:span></text:span><text:span text:style-name="markedcontent"><text:span text:style-name="T57"> </text:span></text:span><text:span text:style-name="markedcontent"><text:span text:style-name="T51">Insert</text:span></text:span><text:span text:style-name="markedcontent"><text:span text:style-name="T52"> </text:span></text:span><text:span text:style-name="markedcontent"><text:span text:style-name="T51">every</text:span></text:span><text:span text:style-name="markedcontent"><text:span text:style-name="T52"> </text:span></text:span><text:span text:style-name="markedcontent"><text:span text:style-name="T53">student</text:span></text:span><text:span text:style-name="markedcontent"><text:span text:style-name="T52"> </text:span></text:span><text:span text:style-name="markedcontent"><text:span text:style-name="T53">whose</text:span></text:span><text:span text:style-name="markedcontent"><text:span text:style-name="T52"> </text:span></text:span><text:span text:style-name="markedcontent"><text:span text:style-name="T53">tot</text:span></text:span><text:span text:style-name="markedcontent"><text:span text:style-name="T58">_c</text:span></text:span><text:span text:style-name="markedcontent"><text:span text:style-name="T53">red</text:span></text:span><text:span text:style-name="markedcontent"><text:span text:style-name="T52"> </text:span></text:span><text:span text:style-name="markedcontent"><text:span text:style-name="T53">attribute</text:span></text:span><text:span text:style-name="markedcontent"><text:span text:style-name="T52"> </text:span></text:span><text:span text:style-name="markedcontent"><text:span text:style-name="T51">is</text:span></text:span><text:span text:style-name="markedcontent"><text:span text:style-name="T52"> </text:span></text:span><text:span text:style-name="markedcontent"><text:span text:style-name="T53">greater</text:span></text:span><text:span text:style-name="markedcontent"><text:span text:style-name="T52"> </text:span></text:span><text:span text:style-name="markedcontent"><text:span text:style-name="T51">than</text:span></text:span><text:span text:style-name="markedcontent"><text:span text:style-name="T52"> </text:span></text:span><text:span text:style-name="markedcontent"><text:span text:style-name="T54">100</text:span></text:span><text:span text:style-name="markedcontent"><text:span text:style-name="T52"> </text:span></text:span><text:span text:style-name="markedcontent"><text:span text:style-name="T51">as</text:span></text:span><text:span text:style-name="markedcontent"><text:span text:style-name="T52"> </text:span></text:span><text:span text:style-name="markedcontent"><text:span text:style-name="T53">an</text:span></text:span><text:span text:style-name="markedcontent"><text:span text:style-name="T52"> </text:span></text:span><text:span text:style-name="markedcontent"><text:span text:style-name="T53">instru</text:span></text:span><text:span text:style-name="markedcontent"><text:span text:style-name="T58">c</text:span></text:span><text:span text:style-name="markedcontent"><text:span text:style-name="T53">tor</text:span></text:span><text:span text:style-name="markedcontent"><text:span text:style-name="T52"> </text:span></text:span><text:span text:style-name="markedcontent"><text:span text:style-name="T51">in</text:span></text:span><text:span text:style-name="markedcontent"><text:span text:style-name="T52"> </text:span></text:span><text:span text:style-name="markedcontent"><text:span text:style-name="T53">the</text:span></text:span><text:span text:style-name="markedcontent"><text:span text:style-name="T52"> </text:span></text:span><text:span text:style-name="markedcontent"><text:span text:style-name="T53">same</text:span></text:span><text:span text:style-name="markedcontent"><text:span text:style-name="T52"> </text:span></text:span><text:span text:style-name="markedcontent"><text:span text:style-name="T53">department,</text:span></text:span><text:span text:style-name="markedcontent"><text:span text:style-name="T52"> </text:span></text:span><text:span text:style-name="markedcontent"><text:span text:style-name="T51">with</text:span></text:span><text:span text:style-name="markedcontent"><text:span text:style-name="T52"> </text:span></text:span><text:span text:style-name="markedcontent"><text:span text:style-name="T53">a</text:span></text:span><text:span text:style-name="markedcontent"><text:span text:style-name="T52"> </text:span></text:span><text:span text:style-name="markedcontent"><text:span text:style-name="T53">salary</text:span></text:span><text:span text:style-name="markedcontent"><text:span text:style-name="T52"> </text:span></text:span><text:span text:style-name="markedcontent"><text:span text:style-name="T51">of</text:span></text:span><text:span text:style-name="markedcontent"><text:span text:style-name="T52"> </text:span></text:span><text:span text:style-name="markedcontent"><text:span text:style-name="T53">$</text:span></text:span><text:span text:style-name="markedcontent"><text:span text:style-name="T54">10</text:span></text:span><text:span text:style-name="markedcontent"><text:span text:style-name="T53">,</text:span></text:span><text:span text:style-name="markedcontent"><text:span text:style-name="T54">000</text:span></text:span><text:span text:style-name="markedcontent"><text:span text:style-name="T53">.</text:span></text:span></text:p>
      <text:p text:style-name="P13"><text:span text:style-name="markedcontent"><text:span text:style-name="T51">insert</text:span></text:span><text:span text:style-name="markedcontent"><text:span text:style-name="T52"> </text:span></text:span><text:span text:style-name="markedcontent"><text:span text:style-name="T51">into</text:span></text:span><text:span text:style-name="markedcontent"><text:span text:style-name="T52"> </text:span></text:span><text:span text:style-name="markedcontent"><text:span text:style-name="T53">instructor</text:span></text:span><text:span text:style-name="markedcontent"><text:span text:style-name="T52"> </text:span></text:span></text:p>
      <text:p text:style-name="P13"><text:span text:style-name="markedcontent"><text:span text:style-name="T51">select</text:span></text:span><text:span text:style-name="markedcontent"><text:span text:style-name="T52"> </text:span></text:span><text:span text:style-name="markedcontent"><text:span text:style-name="T53">ID,</text:span></text:span><text:span text:style-name="markedcontent"><text:span text:style-name="T52"> </text:span></text:span><text:span text:style-name="markedcontent"><text:span text:style-name="T53">name,</text:span></text:span><text:span text:style-name="markedcontent"><text:span text:style-name="T52"> </text:span></text:span><text:span text:style-name="markedcontent"><text:span text:style-name="T53">dept_name,</text:span></text:span><text:span text:style-name="markedcontent"><text:span text:style-name="T52"> </text:span></text:span><text:span text:style-name="markedcontent"><text:span text:style-name="T54">100000</text:span></text:span><text:span text:style-name="markedcontent"><text:span text:style-name="T52"> </text:span></text:span></text:p>
      <text:p text:style-name="P13"><text:span text:style-name="markedcontent"><text:span text:style-name="T51">from</text:span></text:span><text:span text:style-name="markedcontent"><text:span text:style-name="T52"> </text:span></text:span><text:span text:style-name="markedcontent"><text:span text:style-name="T53">student</text:span></text:span></text:p>
      <text:p text:style-name="P13"><text:span text:style-name="markedcontent"><text:span text:style-name="T51">where</text:span></text:span><text:span text:style-name="markedcontent"><text:span text:style-name="T52"> </text:span></text:span><text:span text:style-name="markedcontent"><text:span text:style-name="T53">tot_cred</text:span></text:span><text:span text:style-name="markedcontent"><text:span text:style-name="T52"> </text:span></text:span><text:span text:style-name="markedcontent"><text:span text:style-name="T54">&gt;</text:span></text:span><text:span text:style-name="markedcontent"><text:span text:style-name="T52"> </text:span></text:span><text:span text:style-name="markedcontent"><text:span text:style-name="T54">100</text:span></text:span><text:span text:style-name="markedcontent"><text:span text:style-name="T53">;</text:span></text:span></text:p>
      <text:p text:style-name="Standard"><text:span text:style-name="markedcontent"><text:span text:style-name="T48"/></text:span></text:p>
      <text:list text:continue-numbering="true" text:style-name="Numbering_20_123">
        <text:list-item>
          <text:h text:style-name="Heading_20_2" text:outline-level="2"><text:soft-page-break/><text:span text:style-name="markedcontent">Consider the insuran</text:span><text:span text:style-name="markedcontent"><text:span text:style-name="T59">c</text:span></text:span><text:span text:style-name="markedcontent">e database of Figure 3.17, where the primary keys are </text:span><text:span text:style-name="markedcontent"><text:span text:style-name="T48">underlined. Constru</text:span></text:span><text:span text:style-name="markedcontent"><text:span text:style-name="T60">c</text:span></text:span><text:span text:style-name="markedcontent"><text:span text:style-name="T48">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48">this relational database.</text:span></text:span></text:h>
        </text:list-item>
      </text:list>
      <text:p text:style-name="Standard"><text:span text:style-name="markedcontent"><text:span text:style-name="T48"/></text:span></text:p>
      <text:p text:style-name="Standard"><text:span text:style-name="markedcontent"><text:span text:style-name="T48">a. Find the total number of people who owned </text:span></text:span><text:span text:style-name="markedcontent"><text:span text:style-name="T60">c</text:span></text:span><text:span text:style-name="markedcontent"><text:span text:style-name="T48">ars that were involved in a</text:span></text:span><text:span text:style-name="markedcontent"><text:span text:style-name="T60">cc</text:span></text:span><text:span text:style-name="markedcontent"><text:span text:style-name="T48">idents in 2017.</text:span></text:span></text:p>
      <text:p text:style-name="P13"><text:span text:style-name="markedcontent"><text:span text:style-name="T51">select</text:span></text:span><text:span text:style-name="T52"/></text:p>
      <text:p text:style-name="P13"><text:span text:style-name="markedcontent"><text:span text:style-name="T52"><text:s/></text:span></text:span><text:span text:style-name="markedcontent"><text:span text:style-name="T51">count</text:span></text:span><text:span text:style-name="markedcontent"><text:span text:style-name="T53">(</text:span></text:span><text:span text:style-name="markedcontent"><text:span text:style-name="T51">distinct</text:span></text:span><text:span text:style-name="markedcontent"><text:span text:style-name="T52"> </text:span></text:span><text:span text:style-name="markedcontent"><text:span text:style-name="T53">person.driver_id)</text:span></text:span></text:p>
      <text:p text:style-name="P13"><text:span text:style-name="markedcontent"><text:span text:style-name="T51">from</text:span></text:span><text:span text:style-name="T52"/></text:p>
      <text:p text:style-name="P13"><text:span text:style-name="markedcontent"><text:span text:style-name="T52"><text:s/></text:span></text:span><text:span text:style-name="markedcontent"><text:span text:style-name="T53">accident,</text:span></text:span><text:span text:style-name="markedcontent"><text:span text:style-name="T52"> </text:span></text:span><text:span text:style-name="markedcontent"><text:span text:style-name="T53">participated,</text:span></text:span><text:span text:style-name="markedcontent"><text:span text:style-name="T52"> </text:span></text:span><text:span text:style-name="markedcontent"><text:span text:style-name="T53">person,</text:span></text:span><text:span text:style-name="markedcontent"><text:span text:style-name="T52"> </text:span></text:span><text:span text:style-name="markedcontent"><text:span text:style-name="T53">owns</text:span></text:span></text:p>
      <text:p text:style-name="P13"><text:span text:style-name="markedcontent"><text:span text:style-name="T51">where</text:span></text:span><text:span text:style-name="T52"/></text:p>
      <text:p text:style-name="P13"><text:span text:style-name="markedcontent"><text:span text:style-name="T52"><text:s/></text:span></text:span><text:span text:style-name="markedcontent"><text:span text:style-name="T53">accident.report_number</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3">participated.report_number</text:span></text:span></text:p>
      <text:p text:style-name="P13"><text:span text:style-name="markedcontent"><text:span text:style-name="T51">and</text:span></text:span><text:span text:style-name="markedcontent"><text:span text:style-name="T52"> </text:span></text:span><text:span text:style-name="markedcontent"><text:span text:style-name="T53">owns.driver_id</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3">person.driver_id</text:span></text:span></text:p>
      <text:p text:style-name="P13"><text:span text:style-name="markedcontent"><text:span text:style-name="T51">and</text:span></text:span><text:span text:style-name="markedcontent"><text:span text:style-name="T52"> </text:span></text:span><text:span text:style-name="markedcontent"><text:span text:style-name="T53">owns.license_plate</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3">participated.license_plate</text:span></text:span></text:p>
      <text:p text:style-name="P13"><text:span text:style-name="markedcontent"><text:span text:style-name="T51">and</text:span></text:span><text:span text:style-name="markedcontent"><text:span text:style-name="T52"> </text:span></text:span><text:span text:style-name="markedcontent"><text:span text:style-name="T51">year</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4">2017</text:span></text:span><text:span text:style-name="markedcontent"><text:span text:style-name="T53">;</text:span></text:span></text:p>
      <text:p text:style-name="Standard"><text:span text:style-name="markedcontent"><text:span text:style-name="T48"/></text:span></text:p>
      <text:p text:style-name="Standard"><text:span text:style-name="markedcontent"><text:span text:style-name="T48">b. Delete all year-2010 </text:span></text:span><text:span text:style-name="markedcontent"><text:span text:style-name="T60">c</text:span></text:span><text:span text:style-name="markedcontent"><text:span text:style-name="T48">ars belonging to the person whose ID is 12345.</text:span></text:span></text:p>
      <text:p text:style-name="Standard"><text:span text:style-name="markedcontent"><text:span text:style-name="T48"/></text:span></text:p>
      <text:p text:style-name="Standard"><text:span text:style-name="markedcontent"><text:span text:style-name="T4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5T10:13:52.600013786</dc:date>
    <meta:editing-cycles>350</meta:editing-cycles>
    <meta:editing-duration>P1DT1H30M29S</meta:editing-duration>
    <meta:generator>LibreOffice/24.8.4.2$Linux_X86_64 LibreOffice_project/480$Build-2</meta:generator>
    <meta:print-date>2024-12-31T23:38:10.116916749</meta:print-date>
    <meta:printed-by>PDF files</meta:printed-by>
    <meta:document-statistic meta:table-count="0" meta:image-count="4" meta:object-count="0" meta:page-count="5" meta:paragraph-count="121" meta:word-count="891" meta:character-count="5539" meta:non-whitespace-character-count="4695"/>
    <meta:user-defined meta:name="AppVersion">15.0000</meta:user-defined>
    <meta:user-defined meta:name="Company">Hewlett-Packard Company</meta:user-defined>
    <meta:template xlink:type="simple" xlink:actuate="onRequest" xlink:title="Normal.dotm" xlink:href=""/>
  </office:meta>
</office:document-meta>
</file>